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2.svm" manifest:media-type=""/>
  <manifest:file-entry manifest:full-path="Pictures/TablePreview1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0.538cm" fo:min-width="1.739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color="#3465a4" draw:marker-start="Arrowheads_20_38" draw:marker-start-width="0.3cm" draw:marker-end="Arrowheads_20_39" draw:marker-end-width="0.3cm" draw:textarea-vertical-align="middle"/>
    </style:style>
    <style:style style:name="gr3" style:family="graphic" style:parent-style-name="objectwithoutfill">
      <style:graphic-properties svg:stroke-color="#3465a4" draw:marker-end="Arrowheads_20_41" draw:marker-end-width="0.3cm" draw:fill="none" draw:textarea-vertical-align="middle"/>
    </style:style>
    <style:style style:name="gr4" style:family="graphic" style:parent-style-name="standard">
      <style:graphic-properties svg:stroke-width="0.106cm" svg:stroke-color="#cccccc" draw:marker-start-width="0.359cm" draw:marker-end-width="0.359cm" draw:fill-color="#ffffff" draw:textarea-horizontal-align="justify" draw:textarea-vertical-align="middle" draw:auto-grow-height="false" fo:min-height="1.065cm" fo:min-width="1.28cm" fo:padding-top="0.178cm" fo:padding-bottom="0.178cm" fo:padding-left="0.303cm" fo:padding-right="0.303cm"/>
      <style:paragraph-properties style:writing-mode="lr-tb"/>
    </style:style>
    <style:style style:name="gr5" style:family="graphic" style:parent-style-name="objectwithoutfill">
      <style:graphic-properties svg:stroke-color="#3465a4" draw:marker-end="Arrowheads_20_42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ouble_20_Dash" svg:stroke-color="#3465a4" draw:marker-end="Arrowheads_20_44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heads_20_45" draw:marker-end-width="0.3cm" draw:fill="none" draw:textarea-vertical-align="middle"/>
    </style:style>
    <style:style style:name="gr8" style:family="graphic" style:parent-style-name="standard">
      <style:graphic-properties svg:stroke-color="#3465a4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7cm" fo:min-width="2.554cm" fo:padding-top="0.177cm" fo:padding-bottom="0.177cm" fo:padding-left="0.302cm" fo:padding-right="0.302cm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standard">
      <style:graphic-properties draw:marker-start="Arrowheads_20_8" draw:marker-start-width="0.3cm" draw:marker-end="Arrowheads_20_9" draw:marker-end-width="0.3cm" draw:textarea-vertical-align="middle"/>
    </style:style>
    <style:style style:name="gr12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8cm" fo:min-width="3.027cm" fo:padding-top="0.177cm" fo:padding-bottom="0.177cm" fo:padding-left="0.302cm" fo:padding-right="0.302cm"/>
      <style:paragraph-properties style:writing-mode="lr-tb"/>
    </style:style>
    <style:style style:name="gr13" style:family="graphic" style:parent-style-name="objectwithoutfill">
      <style:graphic-properties draw:marker-end="Arrowheads_20_17" draw:marker-end-width="0.3cm" draw:fill="none" draw:textarea-vertical-align="middle"/>
    </style:style>
    <style:style style:name="gr14" style:family="graphic" style:parent-style-name="objectwithoutfill">
      <style:graphic-properties draw:marker-end="Arrowheads_20_20" draw:marker-end-width="0.3cm" draw:fill="none" draw:textarea-vertical-align="middle"/>
    </style:style>
    <style:style style:name="gr15" style:family="graphic" style:parent-style-name="objectwithoutfill">
      <style:graphic-properties draw:marker-end="Arrowheads_20_21" draw:marker-end-width="0.3cm" draw:fill="none" draw:textarea-vertical-align="middle"/>
    </style:style>
    <style:style style:name="gr16" style:family="graphic" style:parent-style-name="objectwithoutfill">
      <style:graphic-properties draw:marker-end="Arrowheads_20_22" draw:marker-end-width="0.3cm" draw:fill="none" draw:textarea-vertical-align="middle"/>
    </style:style>
    <style:style style:name="gr17" style:family="graphic" style:parent-style-name="objectwithoutfill">
      <style:graphic-properties draw:marker-end="Arrowheads_20_23" draw:marker-end-width="0.3cm" draw:fill="none" draw:textarea-vertical-align="middle"/>
    </style:style>
    <style:style style:name="gr18" style:family="graphic" style:parent-style-name="objectwithoutfill">
      <style:graphic-properties draw:marker-end="Arrowheads_20_24" draw:marker-end-width="0.3cm" draw:fill="none" draw:textarea-vertical-align="middle"/>
    </style:style>
    <style:style style:name="gr19" style:family="graphic" style:parent-style-name="objectwithoutfill">
      <style:graphic-properties draw:marker-end="Arrowheads_20_25" draw:marker-end-width="0.3cm" draw:fill="none" draw:textarea-vertical-align="middle"/>
    </style:style>
    <style:style style:name="gr20" style:family="graphic" style:parent-style-name="objectwithoutfill">
      <style:graphic-properties draw:marker-end="Arrowheads_20_26" draw:marker-end-width="0.3cm" draw:fill="none" draw:textarea-vertical-align="middle"/>
    </style:style>
    <style:style style:name="gr21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7cm" fo:min-width="3.027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>
      <style:graphic-properties draw:marker-start="Arrowheads_20_28" draw:marker-start-width="0.3cm" draw:marker-end="Arrowheads_20_29" draw:marker-end-width="0.3cm" draw:textarea-vertical-align="middle"/>
    </style:style>
    <style:style style:name="gr23" style:family="graphic" style:parent-style-name="objectwithoutfill">
      <style:graphic-properties draw:marker-end="Arrowheads_20_30" draw:marker-end-width="0.3cm" draw:fill="none" draw:textarea-vertical-align="middle"/>
    </style:style>
    <style:style style:name="gr24" style:family="graphic" style:parent-style-name="standard">
      <style:graphic-properties draw:marker-start="Arrowheads_20_33" draw:marker-start-width="0.3cm" draw:marker-end="Arrowheads_20_34" draw:marker-end-width="0.3cm" draw:textarea-vertical-align="middle"/>
    </style:style>
    <style:style style:name="gr25" style:family="graphic" style:parent-style-name="objectwithoutfill">
      <style:graphic-properties draw:marker-end="Arrowheads_20_35" draw:marker-end-width="0.3cm" draw:fill="none" draw:textarea-vertical-align="middle"/>
    </style:style>
    <style:style style:name="gr26" style:family="graphic" style:parent-style-name="objectwithoutfill">
      <style:graphic-properties draw:marker-end="Arrowheads_20_36" draw:marker-end-width="0.3cm" draw:fill="none" draw:textarea-vertical-align="middle"/>
    </style:style>
    <style:style style:name="gr27" style:family="graphic" style:parent-style-name="objectwithoutfill">
      <style:graphic-properties draw:marker-end="Arrowheads_20_37" draw:marker-end-width="0.3cm" draw:fill="none" draw:textarea-vertical-align="middle"/>
    </style:style>
    <style:style style:name="gr28" style:family="graphic" style:parent-style-name="objectwithoutfill">
      <style:graphic-properties svg:stroke-color="#3465a4" draw:marker-end="Arrowheads_20_40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30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12.75cm" fo:min-width="21.75cm"/>
    </style:style>
    <style:style style:name="gr31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7cm" fo:min-width="2.553cm" fo:padding-top="0.177cm" fo:padding-bottom="0.177cm" fo:padding-left="0.302cm" fo:padding-right="0.302cm"/>
      <style:paragraph-properties style:writing-mode="lr-tb"/>
    </style:style>
    <style:style style:name="gr32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7cm" fo:min-width="3.691cm" fo:padding-top="0.177cm" fo:padding-bottom="0.177cm" fo:padding-left="0.302cm" fo:padding-right="0.302cm"/>
      <style:paragraph-properties style:writing-mode="lr-tb"/>
    </style:style>
    <style:style style:name="gr33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8cm" fo:min-width="3.691cm" fo:padding-top="0.177cm" fo:padding-bottom="0.177cm" fo:padding-left="0.302cm" fo:padding-right="0.302cm"/>
      <style:paragraph-properties style:writing-mode="lr-tb"/>
    </style:style>
    <style:style style:name="gr34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278cm" fo:min-width="2.554cm" fo:padding-top="0.177cm" fo:padding-bottom="0.177cm" fo:padding-left="0.302cm" fo:padding-right="0.302cm"/>
      <style:paragraph-properties style:writing-mode="lr-tb"/>
    </style:style>
    <style:style style:name="gr35" style:family="graphic" style:parent-style-name="objectwithoutfill">
      <style:graphic-properties draw:stroke="dash" draw:stroke-dash="Double_20_Dash" svg:stroke-color="#3465a4" draw:marker-end="Arrowheads_20_43" draw:marker-end-width="0.3cm" draw:fill="none" draw:textarea-vertical-align="middle"/>
    </style:style>
    <style:style style:name="gr36" style:family="graphic" style:parent-style-name="objectwithoutfill">
      <style:graphic-properties svg:stroke-color="#3465a4" draw:marker-start="Arrowheads_20_52" draw:marker-end="Arrowheads_20_46" draw:marker-end-width="0.3cm" draw:fill="none" draw:textarea-vertical-align="middle"/>
    </style:style>
    <style:style style:name="gr37" style:family="graphic" style:parent-style-name="objectwithoutfill">
      <style:graphic-properties svg:stroke-color="#3465a4" draw:marker-start="Arrowheads_20_52" draw:marker-end="Arrowheads_20_47" draw:marker-end-width="0.3cm" draw:fill="none" draw:textarea-vertical-align="middle"/>
    </style:style>
    <style:style style:name="gr38" style:family="graphic" style:parent-style-name="objectwithoutfill">
      <style:graphic-properties svg:stroke-color="#3465a4" draw:marker-start="Arrowheads_20_52" draw:marker-end="Arrowheads_20_48" draw:marker-end-width="0.3cm" draw:fill="none" draw:textarea-vertical-align="middle"/>
    </style:style>
    <style:style style:name="gr39" style:family="graphic" style:parent-style-name="objectwithoutfill">
      <style:graphic-properties svg:stroke-color="#3465a4" draw:marker-start="Arrowheads_20_52" draw:marker-end="Arrowheads_20_49" draw:marker-end-width="0.3cm" draw:fill="none" draw:textarea-vertical-align="middle"/>
    </style:style>
    <style:style style:name="gr40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10cm" fo:min-width="18.25cm"/>
    </style:style>
    <style:style style:name="gr41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4cm" fo:min-width="7cm"/>
    </style:style>
    <style:style style:name="gr42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646cm" fo:min-width="4.396cm" fo:padding-top="0.177cm" fo:padding-bottom="0.177cm" fo:padding-left="0.302cm" fo:padding-right="0.302cm"/>
      <style:paragraph-properties style:writing-mode="lr-tb"/>
    </style:style>
    <style:style style:name="gr43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646cm" fo:min-width="5.146cm" fo:padding-top="0.177cm" fo:padding-bottom="0.177cm" fo:padding-left="0.302cm" fo:padding-right="0.302cm"/>
      <style:paragraph-properties style:writing-mode="lr-tb"/>
    </style:style>
    <style:style style:name="gr44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1.164cm" fo:min-width="3.214cm" fo:padding-top="0.178cm" fo:padding-bottom="0.178cm" fo:padding-left="0.303cm" fo:padding-right="0.303cm"/>
      <style:paragraph-properties style:writing-mode="lr-tb"/>
    </style:style>
    <style:style style:name="gr45" style:family="graphic" style:parent-style-name="standard">
      <style:graphic-properties svg:stroke-color="#111111" draw:fill-color="#dddddd" draw:textarea-horizontal-align="justify" draw:textarea-vertical-align="middle" draw:auto-grow-height="false" fo:min-height="1.75cm" fo:min-width="8.75cm"/>
      <style:paragraph-properties style:writing-mode="lr-tb"/>
    </style:style>
    <style:style style:name="gr46" style:family="graphic" style:parent-style-name="standard">
      <style:graphic-properties svg:stroke-width="0.106cm" svg:stroke-color="#b2b2b2" draw:marker-start-width="0.358cm" draw:marker-end-width="0.358cm" draw:fill-color="#ffff00" draw:textarea-horizontal-align="justify" draw:textarea-vertical-align="middle" draw:auto-grow-height="false" fo:min-height="0.646cm" fo:min-width="6.196cm" fo:padding-top="0.177cm" fo:padding-bottom="0.177cm" fo:padding-left="0.302cm" fo:padding-right="0.302cm"/>
      <style:paragraph-properties style:writing-mode="lr-tb"/>
    </style:style>
    <style:style style:name="gr47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1.058cm" fo:min-width="3.108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>
      <style:graphic-properties svg:stroke-width="0.106cm" svg:stroke-color="#cccccc" draw:marker-start-width="0.359cm" draw:marker-end-width="0.359cm" draw:fill-color="#ffffff" draw:textarea-horizontal-align="justify" draw:textarea-vertical-align="middle" draw:auto-grow-height="false" fo:min-height="2.001cm" fo:min-width="2.486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1.058cm" fo:min-width="3.108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 style:list-style-name="L1">
      <style:graphic-properties svg:stroke-width="0.106cm" svg:stroke-color="#999999" draw:marker-start-width="0.359cm" draw:marker-end-width="0.359cm" draw:fill-color="#ff8000" draw:textarea-horizontal-align="justify" draw:textarea-vertical-align="middle" draw:auto-grow-height="false" fo:min-height="1.058cm" fo:min-width="3.108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>
      <style:graphic-properties svg:stroke-width="0.106cm" svg:stroke-color="#cccccc" draw:marker-start-width="0.359cm" draw:marker-end-width="0.359cm" draw:fill-color="#ffffff" draw:textarea-horizontal-align="justify" draw:textarea-vertical-align="middle" draw:auto-grow-height="false" fo:min-height="1.895cm" fo:min-width="2.38cm" fo:padding-top="0.178cm" fo:padding-bottom="0.178cm" fo:padding-left="0.303cm" fo:padding-right="0.303cm"/>
      <style:paragraph-properties style:writing-mode="lr-tb"/>
    </style:style>
    <style:style style:name="gr54" style:family="graphic" style:parent-style-name="objectwithoutfill">
      <style:graphic-properties draw:stroke="dash" draw:stroke-dash="Double_20_Dash" svg:stroke-width="0cm" draw:marker-end="Arrow" draw:marker-end-width="0.3cm" draw:fill="none" draw:textarea-vertical-align="middle"/>
    </style:style>
    <style:style style:name="co1" style:family="table-column">
      <style:table-column-properties style:column-width="5.266cm" style:use-optimal-column-width="false"/>
    </style:style>
    <style:style style:name="co2" style:family="table-column">
      <style:table-column-properties style:column-width="6.297cm" style:use-optimal-column-width="false"/>
    </style:style>
    <style:style style:name="co3" style:family="table-column">
      <style:table-column-properties style:column-width="5.538cm" style:use-optimal-column-width="false"/>
    </style:style>
    <style:style style:name="co4" style:family="table-column">
      <style:table-column-properties style:column-width="5.562cm" style:use-optimal-column-width="false"/>
    </style:style>
    <style:style style:name="co5" style:family="table-column">
      <style:table-column-properties style:column-width="5.563cm" style:use-optimal-column-width="false"/>
    </style:style>
    <style:style style:name="ro1" style:family="table-row">
      <style:table-row-properties style:row-height="1.019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033cm" style:use-optimal-row-height="false"/>
    </style:style>
    <style:style style:name="ro4" style:family="table-row">
      <style:table-row-properties style:row-height="0.985cm" style:use-optimal-row-height="false"/>
    </style:style>
    <style:style style:name="ro5" style:family="table-row">
      <style:table-row-properties style:row-height="0.987cm" style:use-optimal-row-height="false"/>
    </style:style>
    <style:style style:name="ro6" style:family="table-row">
      <style:table-row-properties style:row-height="1.011cm" style:use-optimal-row-height="false"/>
    </style:style>
    <style:style style:name="ro7" style:family="table-row">
      <style:table-row-properties style:row-height="1.022cm" style:use-optimal-row-height="false"/>
    </style:style>
    <style:style style:name="ro8" style:family="table-row">
      <style:table-row-properties style:row-height="0.932cm" style:use-optimal-row-height="false"/>
    </style:style>
    <style:style style:name="ro9" style:family="table-row">
      <style:table-row-properties style:row-height="0.818cm" style:use-optimal-row-height="false"/>
    </style:style>
    <style:style style:name="ro10" style:family="table-row">
      <style:table-row-properties style:row-height="1.054cm" style:use-optimal-row-height="false"/>
    </style:style>
    <style:style style:name="ro11" style:family="table-row">
      <style:table-row-properties style:row-height="0.783cm" style:use-optimal-row-height="false"/>
    </style:style>
    <style:style style:name="ro12" style:family="table-row">
      <style:table-row-properties style:row-height="0.878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Bahnschrift" style:text-underline-style="solid" style:text-underline-width="auto" style:text-underline-color="font-color"/>
    </style:style>
    <style:style style:name="ce2" style:family="table-cell">
      <loext:graphic-properties draw:textarea-vertical-align="middle"/>
      <style:paragraph-properties fo:text-align="center"/>
      <style:text-properties style:font-name="Bahnschrift"/>
    </style:style>
    <style:style style:name="ce3" style:family="table-cell">
      <loext:graphic-properties draw:textarea-vertical-align="middle"/>
      <style:paragraph-properties fo:text-align="center"/>
      <style:text-properties style:font-name="Bahnschrift" fo:font-size="14pt" style:text-underline-style="solid" style:text-underline-width="auto" style:text-underline-color="font-color" style:font-size-asian="14pt" style:font-size-complex="14pt"/>
    </style:style>
    <style:style style:name="ce4" style:family="table-cell">
      <loext:graphic-properties draw:textarea-vertical-align="middle"/>
      <style:paragraph-properties fo:text-align="center"/>
      <style:text-properties style:font-name="Bahnschrift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2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size="11pt"/>
    </style:style>
    <style:style style:name="P3" style:family="paragraph">
      <style:paragraph-properties fo:text-align="center"/>
      <style:text-properties fo:font-size="11pt"/>
    </style:style>
    <style:style style:name="P4" style:family="paragraph">
      <loext:graphic-properties draw:fill="none"/>
      <style:paragraph-properties fo:text-align="center"/>
      <style:text-properties fo:font-size="11pt"/>
    </style:style>
    <style:style style:name="P5" style:family="paragraph">
      <style:paragraph-properties fo:text-align="center" style:writing-mode="lr-tb"/>
      <style:text-properties style:font-name="Bahnschrift" fo:font-size="11pt" style:font-size-asian="11pt" style:font-size-complex="11pt"/>
    </style:style>
    <style:style style:name="P6" style:family="paragraph">
      <loext:graphic-properties draw:fill-color="#ffffff"/>
      <style:paragraph-properties fo:text-align="center" style:writing-mode="lr-tb"/>
      <style:text-properties style:font-name="Bahnschrift" fo:font-size="11pt" style:font-size-asian="11pt" style:font-size-complex="11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Bahnschrift" fo:font-size="11pt"/>
    </style:style>
    <style:style style:name="P9" style:family="paragraph">
      <loext:graphic-properties draw:fill-color="#ffff00"/>
      <style:paragraph-properties fo:text-align="center" style:writing-mode="lr-tb"/>
      <style:text-properties style:font-name="Bahnschrift" fo:font-size="11pt"/>
    </style:style>
    <style:style style:name="P10" style:family="paragraph">
      <style:paragraph-properties fo:text-align="center"/>
      <style:text-properties style:font-name="Bahnschrif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style:font-name="Bahnschrift"/>
    </style:style>
    <style:style style:name="P13" style:family="paragraph">
      <loext:graphic-properties draw:fill-color="#ffff00"/>
      <style:paragraph-properties fo:text-align="center" style:writing-mode="lr-tb"/>
      <style:text-properties style:font-name="Bahnschrif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style:paragraph-properties fo:text-align="center" style:writing-mode="lr-tb"/>
      <style:text-properties style:font-name="Bahnschrift" fo:font-size="28pt" style:font-size-asian="28pt" style:font-size-complex="28pt"/>
    </style:style>
    <style:style style:name="P17" style:family="paragraph">
      <loext:graphic-properties draw:fill-color="#dddddd"/>
      <style:paragraph-properties fo:text-align="center" style:writing-mode="lr-tb"/>
      <style:text-properties style:font-name="Bahnschrift" fo:font-size="28pt" style:font-size-asian="28pt" style:font-size-complex="28pt"/>
    </style:style>
    <style:style style:name="P18" style:family="paragraph">
      <loext:graphic-properties draw:fill-color="#ffffff"/>
      <style:paragraph-properties fo:text-align="center" style:writing-mode="lr-tb"/>
      <style:text-properties style:font-name="Bahnschrift" fo:font-size="28pt" style:font-size-asian="28pt" style:font-size-complex="28pt"/>
    </style:style>
    <style:style style:name="P19" style:family="paragraph">
      <style:paragraph-properties fo:text-align="center"/>
      <style:text-properties style:font-name="Bahnschrift" fo:font-size="14pt" style:text-underline-style="solid" style:text-underline-width="auto" style:text-underline-color="font-color" style:font-size-asian="14pt" style:font-size-complex="14pt"/>
    </style:style>
    <style:style style:name="P20" style:family="paragraph">
      <style:paragraph-properties fo:text-align="center"/>
      <style:text-properties style:font-name="Bahnschrift" fo:font-size="14pt" style:font-size-asian="14pt" style:font-size-complex="14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style:font-name="Bahnschrift" fo:font-size="11pt"/>
    </style:style>
    <style:style style:name="T2" style:family="text">
      <style:text-properties style:font-name="Bahnschrift" fo:font-size="11pt" style:font-size-asian="11pt" style:font-size-complex="11pt"/>
    </style:style>
    <style:style style:name="T3" style:family="text">
      <style:text-properties style:font-name="Bahnschrift"/>
    </style:style>
    <style:style style:name="T4" style:family="text">
      <style:text-properties style:font-name="Bahnschrif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15cm" svg:height="1.264cm" svg:x="13cm" svg:y="10.5cm">
          <text:p text:style-name="P1"><text:span text:style-name="T1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75cm" svg:y1="11.75cm" svg:x2="14.75cm" svg:y2="23.5cm">
          <text:p/>
        </draw:line>
        <draw:polyline draw:style-name="gr3" draw:text-style-name="P4" draw:layer="layout" svg:width="6.05cm" svg:height="6.198cm" draw:transform="skewX (-9.9312823008726E-017) rotate (0.643677428135509) translate (7.52961761833382cm 13.791311883341cm)" svg:viewBox="0 0 6051 6199" draw:points="0,6199 4651,0 6051,1050">
          <text:p/>
        </draw:polyline>
        <draw:custom-shape draw:style-name="gr4" draw:text-style-name="P6" draw:layer="layout" svg:width="3.158cm" svg:height="1.421cm" svg:x="2.592cm" svg:y="12.75cm">
          <text:p text:style-name="P5"><text:span text:style-name="T2">US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polyline draw:style-name="gr5" draw:text-style-name="P4" draw:layer="layout" svg:width="6.24cm" svg:height="4.344cm" draw:transform="rotate (-1.30725160974375) translate (9.94461830439583cm 12.368205120082cm)" svg:viewBox="0 0 6241 4345" draw:points="0,4345 1172,0 6241,1368">
          <text:p/>
        </draw:polyline>
        <draw:polyline draw:style-name="gr6" draw:text-style-name="P4" draw:layer="layout" svg:width="4.069cm" svg:height="6.278cm" draw:transform="skewX (-0.000872664625997182) rotate (-2.19143540880408) translate (10.116971628525cm 17.1889678339091cm)" svg:viewBox="0 0 4070 6279" draw:points="4070,0 0,2908 1888,5552 870,6279">
          <text:p/>
        </draw:polyline>
        <draw:polyline draw:style-name="gr7" draw:text-style-name="P4" draw:layer="layout" svg:width="9.484cm" svg:height="10.022cm" draw:transform="skewX (0.000698131700797754) rotate (-3.08486945289998) translate (13.25cm 23.75cm)" svg:viewBox="0 0 9485 10023" draw:points="0,0 9485,539 8953,10023">
          <text:p/>
        </draw:polyline>
        <draw:polyline draw:style-name="gr8" draw:text-style-name="P7" draw:layer="layout" svg:width="6.47cm" svg:height="3.739cm" draw:transform="rotate (0.664097780383842) translate (12.4445483562518cm 7.5544583991165cm)" svg:viewBox="0 0 6471 3740" draw:points="0,3740 2928,0 6471,2774">
          <text:p/>
        </draw:polyline>
        <draw:g>
          <draw:custom-shape draw:style-name="gr9" draw:text-style-name="P9" draw:layer="layout" svg:width="3.158cm" svg:height="0.631cm" svg:x="19.171cm" svg:y="5.474cm">
            <text:p text:style-name="P8"><text:span text:style-name="T1">task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3.158cm" svg:height="0.631cm" svg:x="23.75cm" svg:y="5.474cm">
            <text:p text:style-name="P8"><text:span text:style-name="T1">inputVali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3.158cm" svg:height="0.631cm" svg:x="28.329cm" svg:y="5.474cm">
            <text:p text:style-name="P8"><text:span text:style-name="T1">ausStdVali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6.908cm" svg:y1="5.789cm" svg:x2="28.329cm" svg:y2="5.789cm">
            <text:p/>
          </draw:line>
          <draw:custom-shape draw:style-name="gr9" draw:text-style-name="P9" draw:layer="layout" svg:width="3.158cm" svg:height="0.631cm" svg:x="32.75cm" svg:y="5.474cm">
            <text:p text:style-name="P8"><text:span text:style-name="T1">ausStand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3" draw:layer="layout" svg:x1="31.487cm" svg:y1="5.789cm" svg:x2="32.75cm" svg:y2="5.789cm">
            <text:p/>
          </draw:line>
          <draw:custom-shape draw:style-name="gr9" draw:text-style-name="P9" draw:layer="layout" svg:width="3.158cm" svg:height="0.631cm" svg:x="35.592cm" svg:y="6.895cm">
            <text:p text:style-name="P8"><text:span text:style-name="T1">rungLadderSt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3.158cm" svg:height="0.631cm" svg:x="35.592cm" svg:y="8cm">
            <text:p text:style-name="P8"><text:span text:style-name="T1">stepLadderSt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3.158cm" svg:height="0.631cm" svg:x="35.592cm" svg:y="9.2cm">
            <text:p text:style-name="P8"><text:span text:style-name="T1">stairSt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3.631cm" svg:height="0.632cm" svg:x="28.329cm" svg:y="7.052cm">
            <text:p text:style-name="P8"><text:span text:style-name="T1">recommend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3.631cm" svg:height="0.632cm" svg:x="28.329cm" svg:y="8.947cm">
            <text:p text:style-name="P8"><text:span text:style-name="T1">ladderTyp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4" draw:layer="layout" svg:x1="30.066cm" svg:y1="7.684cm" svg:x2="30.066cm" svg:y2="8.947cm">
            <text:p/>
          </draw:line>
          <draw:polyline draw:style-name="gr14" draw:text-style-name="P4" draw:layer="layout" svg:width="8.62cm" svg:height="0.473cm" draw:transform="rotate (-3.14159265358979) translate (29.9077368421053cm 5.47352631578947cm)" svg:viewBox="0 0 8621 474" draw:points="0,0 0,474 8621,474 8621,0">
            <text:p/>
          </draw:polyline>
          <draw:polyline draw:style-name="gr15" draw:text-style-name="P4" draw:layer="layout" svg:width="1.352cm" svg:height="0.718cm" draw:transform="rotate (2.2790509372542) translate (35.1365490608525cm 7.60041631698733cm)" svg:viewBox="0 0 1353 719" draw:points="0,600 514,0 1353,719">
            <text:p/>
          </draw:polyline>
          <draw:polyline draw:style-name="gr16" draw:text-style-name="P4" draw:layer="layout" svg:width="2.542cm" svg:height="1.196cm" draw:transform="skewX (0.000872664625997136) rotate (2.14291525559864) translate (34.6985571099064cm 8.88983872608993cm)" svg:viewBox="0 0 2543 1197" draw:points="0,1062 683,0 2543,1197">
            <text:p/>
          </draw:polyline>
          <draw:polyline draw:style-name="gr17" draw:text-style-name="P4" draw:layer="layout" svg:width="3.883cm" svg:height="1.553cm" draw:transform="rotate (2.03453030904979) translate (34.202593705348cm 10.2736163154458cm)" svg:viewBox="0 0 3884 1554" draw:points="0,1553 777,0 3884,1554">
            <text:p/>
          </draw:polyline>
          <draw:custom-shape draw:style-name="gr12" draw:text-style-name="P9" draw:layer="layout" svg:width="3.631cm" svg:height="0.632cm" svg:x="28.329cm" svg:y="10.842cm">
            <text:p text:style-name="P8"><text:span text:style-name="T1">stepLad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3.631cm" svg:height="0.632cm" svg:x="32.75cm" svg:y="10.842cm">
            <text:p text:style-name="P8"><text:span text:style-name="T1">stai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3.631cm" svg:height="0.632cm" svg:x="23.908cm" svg:y="10.842cm">
            <text:p text:style-name="P8"><text:span text:style-name="T1">rungLad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18" draw:text-style-name="P4" draw:layer="layout" svg:width="2.956cm" svg:height="1.331cm" draw:transform="rotate (0.519060919543114) translate (26.2300245396639cm 10.4848275822068cm)" svg:viewBox="0 0 2957 1332" draw:points="0,411 235,0 2566,1332 2957,646">
            <text:p/>
          </draw:polyline>
          <draw:line draw:style-name="gr19" draw:text-style-name="P4" draw:layer="layout" svg:x1="30.066cm" svg:y1="10.842cm" svg:x2="30.066cm" svg:y2="9.579cm">
            <text:p/>
          </draw:line>
          <draw:polyline draw:style-name="gr20" draw:text-style-name="P4" draw:layer="layout" svg:width="3.254cm" svg:height="1.163cm" draw:transform="rotate (2.74313398535949) translate (33.7307627960787cm 11.5123802795185cm)" svg:viewBox="0 0 3255 1164" draw:points="0,727 184,1164 2949,0 3255,728">
            <text:p/>
          </draw:polyline>
          <draw:custom-shape draw:style-name="gr21" draw:text-style-name="P9" draw:layer="layout" svg:width="3.631cm" svg:height="0.631cm" svg:x="23.921cm" svg:y="12.25cm">
            <text:p text:style-name="P8"><text:span text:style-name="T1">calcFunc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2" draw:text-style-name="P3" draw:layer="layout" svg:width="6.405cm" svg:height="3.478cm" draw:transform="rotate (0.410152374218667) translate (21.5615502348688cm 9.76675266489844cm)" svg:viewBox="0 0 6406 3479" draw:points="1146,3479 0,2980 1296,0 6406,2236">
            <text:p/>
          </draw:polyline>
          <draw:polyline draw:style-name="gr23" draw:text-style-name="P4" draw:layer="layout" svg:width="9.287cm" svg:height="2.705cm" draw:transform="rotate (2.8305749808844) translate (28.853129088968cm 10.9508860687138cm)" svg:viewBox="0 0 9288 2706" draw:points="0,2105 193,2706 8611,0 9288,2104">
            <text:p/>
          </draw:polyline>
          <draw:line draw:style-name="gr24" draw:text-style-name="P3" draw:layer="layout" svg:x1="23.75cm" svg:y1="5.789cm" svg:x2="22.329cm" svg:y2="5.789cm">
            <text:p/>
          </draw:line>
          <draw:custom-shape draw:style-name="gr12" draw:text-style-name="P9" draw:layer="layout" svg:width="3.631cm" svg:height="0.632cm" svg:x="23.921cm" svg:y="13.986cm">
            <text:p text:style-name="P8"><text:span text:style-name="T1">stepCalcul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3.631cm" svg:height="0.632cm" svg:x="19.5cm" svg:y="13.986cm">
            <text:p text:style-name="P8"><text:span text:style-name="T1">rungCalcul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3.631cm" svg:height="0.632cm" svg:x="28.184cm" svg:y="13.986cm">
            <text:p text:style-name="P8"><text:span text:style-name="T1">stairCalcul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5" draw:text-style-name="P4" draw:layer="layout" svg:width="3.048cm" svg:height="1.029cm" draw:transform="skewX (0.000872664625997162) rotate (0.370882466048795) translate (21.8663508599794cm 13.5748209972179cm)" svg:viewBox="0 0 3049 1030" draw:points="0,441 171,0 2821,1030 3049,441">
            <text:p/>
          </draw:polyline>
          <draw:line draw:style-name="gr26" draw:text-style-name="P4" draw:layer="layout" svg:x1="25.815cm" svg:y1="13.986cm" svg:x2="25.815cm" svg:y2="12.881cm">
            <text:p/>
          </draw:line>
          <draw:polyline draw:style-name="gr27" draw:text-style-name="P4" draw:layer="layout" svg:width="3.048cm" svg:height="1.029cm" draw:transform="skewX (-0.00087266462599723) rotate (2.770710187541) translate (29.2341968409238cm 14.5351960426973cm)" svg:viewBox="0 0 3049 1030" draw:points="0,589 171,1030 2821,0 3049,589">
            <text:p/>
          </draw:polyline>
          <draw:polyline draw:style-name="gr28" draw:text-style-name="P4" draw:layer="layout" svg:width="7.216cm" svg:height="1.243cm" draw:transform="rotate (-0.175929188601029) translate (21.2866842105263cm 6.10510526315789cm)" svg:viewBox="0 0 7217 1244" draw:points="0,0 221,1244 7217,0">
            <text:p/>
          </draw:polyline>
          <draw:custom-shape draw:style-name="gr29" draw:text-style-name="P10" draw:layer="layout" svg:width="4.75cm" svg:height="1cm" svg:x="26.75cm" svg:y="3.25cm">
            <text:p text:style-name="P7"><text:span text:style-name="T3">Model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1" draw:layer="layout" svg:width="22.25cm" svg:height="13cm" svg:x="17.5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1" draw:text-style-name="P9" draw:layer="layout" svg:width="3.157cm" svg:height="0.631cm" svg:x="13.25cm" svg:y="23.474cm">
            <text:p text:style-name="P8"><text:span text:style-name="T1">renderView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9" draw:layer="layout" svg:width="4.295cm" svg:height="0.631cm" svg:x="18.46cm" svg:y="25.369cm">
            <text:p text:style-name="P8"><text:span text:style-name="T1">renderImagePanel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9" draw:layer="layout" svg:width="4.295cm" svg:height="0.632cm" svg:x="18.46cm" svg:y="22.842cm">
            <text:p text:style-name="P8"><text:span text:style-name="T1">renderCalcPanel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9" draw:layer="layout" svg:width="4.295cm" svg:height="0.632cm" svg:x="18.46cm" svg:y="24.105cm">
            <text:p text:style-name="P8"><text:span text:style-name="T1">renderResultPanel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9" draw:layer="layout" svg:width="4.295cm" svg:height="0.632cm" svg:x="18.46cm" svg:y="21.579cm">
            <text:p text:style-name="P8"><text:span text:style-name="T1">renderInfoPane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3.158cm" svg:height="0.631cm" svg:x="9.342cm" svg:y="18.75cm">
            <text:p text:style-name="P8"><text:span text:style-name="T1">getUserInput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9" draw:layer="layout" svg:width="3.158cm" svg:height="0.632cm" svg:x="6.75cm" svg:y="20.368cm">
            <text:p text:style-name="P8"><text:span text:style-name="T1">clearInpu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5" draw:text-style-name="P4" draw:layer="layout" svg:width="1.117cm" svg:height="1.453cm" draw:transform="rotate (2.03453030904979) translate (10.2000691030791cm 21.1500518179839cm)" svg:viewBox="0 0 1118 1454" draw:points="1118,1454 0,894 447,0">
            <text:p/>
          </draw:polyline>
          <draw:polyline draw:style-name="gr36" draw:text-style-name="P4" draw:layer="layout" svg:width="2.647cm" svg:height="1.277cm" draw:transform="rotate (0.702320491002518) translate (15.779774341817cm 22.8269628882666cm)" svg:viewBox="0 0 2648 1278" draw:points="0,972 362,1278 1443,0 2648,1020">
            <text:p/>
          </draw:polyline>
          <draw:polyline draw:style-name="gr37" draw:text-style-name="P4" draw:layer="layout" svg:width="2.642cm" svg:height="1.229cm" draw:transform="skewX (0.000523598775598268) rotate (-0.74508105767638) translate (16.6253098771026cm 23.774778300369cm)" svg:viewBox="0 0 2643 1230" draw:points="0,321 348,0 1483,1230 2643,160">
            <text:p/>
          </draw:polyline>
          <draw:polyline draw:style-name="gr38" draw:text-style-name="P4" draw:layer="layout" svg:width="2.147cm" svg:height="0.603cm" draw:transform="skewX (-0.00157079632679493) rotate (-0.29862583501623) translate (16.4618102023832cm 23.6751650592996cm)" svg:viewBox="0 0 2148 604" draw:points="0,186 604,0 789,604 2148,186">
            <text:p/>
          </draw:polyline>
          <draw:polyline draw:style-name="gr39" draw:text-style-name="P4" draw:layer="layout" svg:width="2.141cm" svg:height="0.614cm" draw:transform="skewX (-0.00157079632679493) rotate (0.226892802759263) translate (16.3002234036102cm 23.2655073848755cm)" svg:viewBox="0 0 2142 615" draw:points="0,473 615,615 758,0 2142,320">
            <text:p/>
          </draw:polyline>
          <draw:custom-shape draw:style-name="gr40" draw:text-style-name="P11" draw:layer="layout" svg:width="18.75cm" svg:height="10.25cm" svg:x="5.25cm" svg:y="17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0" draw:layer="layout" svg:width="4.75cm" svg:height="1cm" svg:x="17.5cm" svg:y="18.25cm">
            <text:p text:style-name="P7"><text:span text:style-name="T3">View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11" draw:layer="layout" svg:width="7.5cm" svg:height="4.25cm" svg:x="6cm" svg:y="17.75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custom-shape draw:style-name="gr42" draw:text-style-name="P13" draw:layer="layout" svg:width="5cm" svg:height="1cm" svg:x="5.9cm" svg:y="8.75cm">
          <text:p text:style-name="P12"><text:span text:style-name="T3">taskManager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5cm" svg:height="1cm" svg:x="13.15cm" svg:y="8.75cm">
          <text:p text:style-name="P12"><text:span text:style-name="T3">inputValidate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5cm" svg:height="1cm" svg:x="20.4cm" svg:y="8.75cm">
          <text:p text:style-name="P12"><text:span text:style-name="T3">ausStdValidate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8.15cm" svg:y1="9.25cm" svg:x2="20.4cm" svg:y2="9.25cm">
          <text:p/>
        </draw:line>
        <draw:custom-shape draw:style-name="gr42" draw:text-style-name="P13" draw:layer="layout" svg:width="5cm" svg:height="1cm" svg:x="27.4cm" svg:y="8.75cm">
          <text:p text:style-name="P12"><text:span text:style-name="T3">ausStandard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25.4cm" svg:y1="9.25cm" svg:x2="27.4cm" svg:y2="9.25cm">
          <text:p/>
        </draw:line>
        <draw:custom-shape draw:style-name="gr42" draw:text-style-name="P13" draw:layer="layout" svg:width="5cm" svg:height="1cm" svg:x="31.9cm" svg:y="11cm">
          <text:p text:style-name="P12"><text:span text:style-name="T3">rungLadderSt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5cm" svg:height="1cm" svg:x="31.9cm" svg:y="12.75cm">
          <text:p text:style-name="P12"><text:span text:style-name="T3">stepLadderStd</text:span></text:p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5cm" svg:height="1cm" svg:x="31.9cm" svg:y="14.65cm">
          <text:p text:style-name="P12"><text:span text:style-name="T3">stairStd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5.75cm" svg:height="1cm" svg:x="20.4cm" svg:y="11.25cm">
          <text:p text:style-name="P12"><text:span text:style-name="T3">recommend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5.75cm" svg:height="1cm" svg:x="20.4cm" svg:y="14.25cm">
          <text:p text:style-name="P12"><text:span text:style-name="T3">ladderTypes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3.15cm" svg:y1="12.25cm" svg:x2="23.15cm" svg:y2="14.25cm">
          <text:p/>
        </draw:line>
        <draw:polyline draw:style-name="gr14" draw:text-style-name="P11" draw:layer="layout" svg:width="13.649cm" svg:height="0.749cm" draw:transform="rotate (-3.14159265358979) translate (22.9cm 8.75cm)" svg:viewBox="0 0 13650 750" draw:points="0,0 0,750 13650,750 13650,0">
          <text:p/>
        </draw:polyline>
        <draw:polyline draw:style-name="gr15" draw:text-style-name="P11" draw:layer="layout" svg:width="2.141cm" svg:height="1.138cm" draw:transform="rotate (2.27940000310459) translate (31.1793838523225cm 12.1176427384041cm)" svg:viewBox="0 0 2142 1139" draw:points="0,949 813,0 2142,1139">
          <text:p/>
        </draw:polyline>
        <draw:polyline draw:style-name="gr16" draw:text-style-name="P11" draw:layer="layout" svg:width="4.025cm" svg:height="1.892cm" draw:transform="rotate (2.14221712389784) translate (30.4849891462099cm 14.1598164601921cm)" svg:viewBox="0 0 4026 1893" draw:points="0,1682 1082,0 4026,1893">
          <text:p/>
        </draw:polyline>
        <draw:polyline draw:style-name="gr17" draw:text-style-name="P11" draw:layer="layout" svg:width="6.148cm" svg:height="2.459cm" draw:transform="rotate (2.03453030904979) translate (29.7001900334676cm 16.3501424994558cm)" svg:viewBox="0 0 6149 2460" draw:points="0,2460 1230,0 6149,2460">
          <text:p/>
        </draw:polyline>
        <draw:custom-shape draw:style-name="gr43" draw:text-style-name="P13" draw:layer="layout" svg:width="5.75cm" svg:height="1cm" svg:x="20.4cm" svg:y="17.25cm">
          <text:p text:style-name="P12"><text:span text:style-name="T3">stepLadd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5.75cm" svg:height="1cm" svg:x="27.4cm" svg:y="17.25cm">
          <text:p text:style-name="P12"><text:span text:style-name="T3">stair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5.75cm" svg:height="1cm" svg:x="13.4cm" svg:y="17.25cm">
          <text:p text:style-name="P12"><text:span text:style-name="T3">rungLadder</text:span></text:p>
          <draw:enhanced-geometry svg:viewBox="0 0 21600 21600" draw:type="rectangle" draw:enhanced-path="M 0 0 L 21600 0 21600 21600 0 21600 0 0 Z N"/>
        </draw:custom-shape>
        <draw:polyline draw:style-name="gr18" draw:text-style-name="P11" draw:layer="layout" svg:width="4.681cm" svg:height="2.107cm" draw:transform="rotate (0.519060919543114) translate (17.0769555211345cm 16.684560338494cm)" svg:viewBox="0 0 4682 2108" draw:points="0,651 372,0 4062,2108 4682,1023">
          <text:p/>
        </draw:polyline>
        <draw:line draw:style-name="gr19" draw:text-style-name="P11" draw:layer="layout" svg:x1="23.15cm" svg:y1="17.25cm" svg:x2="23.15cm" svg:y2="15.25cm">
          <text:p/>
        </draw:line>
        <draw:polyline draw:style-name="gr20" draw:text-style-name="P11" draw:layer="layout" svg:width="5.153cm" svg:height="1.842cm" draw:transform="rotate (2.74313398535949) translate (28.9531244271245cm 18.3115187759043cm)" svg:viewBox="0 0 5154 1843" draw:points="0,1152 291,1843 4669,0 5154,1152">
          <text:p/>
        </draw:polyline>
        <draw:custom-shape draw:style-name="gr43" draw:text-style-name="P13" draw:layer="layout" svg:width="5.75cm" svg:height="1cm" svg:x="13.4cm" svg:y="20.5cm">
          <text:p text:style-name="P12"><text:span text:style-name="T3">calcFunctions</text:span></text:p>
          <draw:enhanced-geometry svg:viewBox="0 0 21600 21600" draw:type="rectangle" draw:enhanced-path="M 0 0 L 21600 0 21600 21600 0 21600 0 0 Z N"/>
        </draw:custom-shape>
        <draw:polyline draw:style-name="gr22" draw:text-style-name="P7" draw:layer="layout" svg:width="11.203cm" svg:height="6.727cm" draw:transform="rotate (0.410152374218667) translate (8.61451968244008cm 15.7437551248047cm)" svg:viewBox="0 0 11204 6728" draw:points="2293,6728 0,5732 2492,0 11204,3788">
          <text:p/>
        </draw:polyline>
        <draw:polyline draw:style-name="gr23" draw:text-style-name="P11" draw:layer="layout" svg:width="14.704cm" svg:height="4.283cm" draw:transform="skewX (5.91351401474876E-017) rotate (2.8305749808844) translate (21.2302043908659cm 17.4224862754635cm)" svg:viewBox="0 0 14705 4284" draw:points="0,3332 306,4284 13634,0 14705,3332">
          <text:p/>
        </draw:polyline>
        <draw:line draw:style-name="gr24" draw:text-style-name="P7" draw:layer="layout" svg:x1="13.15cm" svg:y1="9.25cm" svg:x2="10.9cm" svg:y2="9.25cm">
          <text:p/>
        </draw:line>
        <draw:custom-shape draw:style-name="gr43" draw:text-style-name="P13" draw:layer="layout" svg:width="5.75cm" svg:height="1cm" svg:x="13.4cm" svg:y="23.25cm">
          <text:p text:style-name="P12"><text:span text:style-name="T3">stepCalculate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5.75cm" svg:height="1cm" svg:x="6.4cm" svg:y="23.25cm">
          <text:p text:style-name="P12"><text:span text:style-name="T3">rungCalculate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5.75cm" svg:height="1cm" svg:x="20.15cm" svg:y="23.25cm">
          <text:p text:style-name="P12"><text:span text:style-name="T3">stairCalculate</text:span></text:p>
          <draw:enhanced-geometry svg:viewBox="0 0 21600 21600" draw:type="rectangle" draw:enhanced-path="M 0 0 L 21600 0 21600 21600 0 21600 0 0 Z N"/>
        </draw:custom-shape>
        <draw:polyline draw:style-name="gr25" draw:text-style-name="P11" draw:layer="layout" svg:width="4.827cm" svg:height="1.63cm" draw:transform="rotate (0.370882466048795) translate (10.1466536721441cm 22.5985209986962cm)" svg:viewBox="0 0 4828 1631" draw:points="0,699 272,0 4466,1631 4828,699">
          <text:p/>
        </draw:polyline>
        <draw:line draw:style-name="gr26" draw:text-style-name="P11" draw:layer="layout" svg:x1="16.4cm" svg:y1="23.25cm" svg:x2="16.4cm" svg:y2="21.5cm">
          <text:p/>
        </draw:line>
        <draw:polyline draw:style-name="gr27" draw:text-style-name="P11" draw:layer="layout" svg:width="4.827cm" svg:height="1.63cm" draw:transform="rotate (2.770710187541) translate (21.8122203356787cm 24.1185989658314cm)" svg:viewBox="0 0 4828 1631" draw:points="0,932 272,1631 4466,0 4828,932">
          <text:p/>
        </draw:polyline>
        <draw:custom-shape draw:style-name="gr44" draw:text-style-name="P15" draw:layer="layout" svg:width="5.25cm" svg:height="2cm" svg:x="5.75cm" svg:y="5.25cm">
          <text:p text:style-name="P14"><text:span text:style-name="T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9.25cm" svg:height="2cm" svg:x="16.375cm" svg:y="2.25cm">
          <text:p text:style-name="P16"><text:span text:style-name="T4">Model - Calculator</text:span>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8.25cm" svg:y1="7.25cm" svg:x2="8.25cm" svg:y2="8.75cm">
          <text:p/>
        </draw:line>
        <draw:polyline draw:style-name="gr28" draw:text-style-name="P11" draw:layer="layout" svg:width="11.425cm" svg:height="1.968cm" draw:transform="rotate (-0.175929188601029) translate (9.25cm 9.75cm)" svg:viewBox="0 0 11426 1969" draw:points="0,0 350,1969 11426,0">
          <text:p/>
        </draw:polyline>
      </draw:page>
      <draw:page draw:name="page3" draw:style-name="dp1" draw:master-page-name="Default">
        <draw:custom-shape draw:style-name="gr42" draw:text-style-name="P13" draw:layer="layout" svg:width="5cm" svg:height="1cm" svg:x="19.7cm" svg:y="11cm">
          <text:p text:style-name="P12"><text:span text:style-name="T3">renderView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6.8cm" svg:height="1cm" svg:x="27.95cm" svg:y="14cm">
          <text:p text:style-name="P12"><text:span text:style-name="T3">renderImagePanel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6.8cm" svg:height="1cm" svg:x="27.95cm" svg:y="10cm">
          <text:p text:style-name="P12"><text:span text:style-name="T3">renderCalcPanel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6.8cm" svg:height="1cm" svg:x="27.95cm" svg:y="12cm">
          <text:p text:style-name="P12"><text:span text:style-name="T3">renderResultPanel</text:span></text:p>
          <draw:enhanced-geometry svg:viewBox="0 0 21600 21600" draw:type="rectangle" draw:enhanced-path="M 0 0 L 21600 0 21600 21600 0 21600 0 0 Z N"/>
        </draw:custom-shape>
        <draw:custom-shape draw:style-name="gr46" draw:text-style-name="P13" draw:layer="layout" svg:width="6.8cm" svg:height="1cm" svg:x="27.95cm" svg:y="8cm">
          <text:p text:style-name="P12"><text:span text:style-name="T3">renderInfoPanel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5.25cm" svg:height="2cm" svg:x="19.45cm" svg:y="7.5cm">
          <text:p text:style-name="P14"><text:span text:style-name="T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draw:layer="layout" svg:width="9.25cm" svg:height="2cm" svg:x="16.375cm" svg:y="2.25cm">
          <text:p text:style-name="P16"><text:span text:style-name="T4">View</text:span></text:p>
          <draw:enhanced-geometry svg:viewBox="0 0 21600 21600" draw:type="rectangle" draw:enhanced-path="M 0 0 L 21600 0 21600 21600 0 21600 0 0 Z N"/>
        </draw:custom-shape>
        <draw:line draw:style-name="gr2" draw:text-style-name="P7" draw:layer="layout" svg:x1="22.05cm" svg:y1="9.5cm" svg:x2="22.05cm" svg:y2="11cm">
          <text:p/>
        </draw:line>
        <draw:custom-shape draw:style-name="gr42" draw:text-style-name="P13" draw:layer="layout" svg:width="5cm" svg:height="1cm" svg:x="12.95cm" svg:y="11cm">
          <text:p text:style-name="P12"><text:span text:style-name="T3">getUserInput</text:span></text:p>
          <draw:enhanced-geometry svg:viewBox="0 0 21600 21600" draw:type="rectangle" draw:enhanced-path="M 0 0 L 21600 0 21600 21600 0 21600 0 0 Z N"/>
        </draw:custom-shape>
        <draw:polyline draw:style-name="gr3" draw:text-style-name="P11" draw:layer="layout" svg:width="3.699cm" svg:height="1.999cm" draw:transform="rotate (0.643502895210309) translate (15.4999987495157cm 9.4000042874031cm)" svg:viewBox="0 0 3700 2000" draw:points="0,2000 1500,0 3700,1650">
          <text:p/>
        </draw:polyline>
        <draw:custom-shape draw:style-name="gr48" draw:text-style-name="P18" draw:layer="layout" svg:width="5cm" svg:height="2.25cm" svg:x="5.75cm" svg:y="10.35cm">
          <text:p text:style-name="P16"><text:span text:style-name="T4">US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5" draw:text-style-name="P11" draw:layer="layout" svg:x1="10.7cm" svg:y1="11.5cm" svg:x2="12.95cm" svg:y2="11.5cm">
          <text:p/>
        </draw:line>
        <draw:custom-shape draw:style-name="gr42" draw:text-style-name="P13" draw:layer="layout" svg:width="5cm" svg:height="1cm" svg:x="9.2cm" svg:y="8cm">
          <text:p text:style-name="P12"><text:span text:style-name="T3">clearInput</text:span></text:p>
          <draw:enhanced-geometry svg:viewBox="0 0 21600 21600" draw:type="rectangle" draw:enhanced-path="M 0 0 L 21600 0 21600 21600 0 21600 0 0 Z N"/>
        </draw:custom-shape>
        <draw:polyline draw:style-name="gr35" draw:text-style-name="P11" draw:layer="layout" svg:width="2.794cm" svg:height="1.117cm" draw:transform="rotate (2.03453030904979) translate (15.45cm 11cm)" svg:viewBox="0 0 2795 1118" draw:points="0,0 2236,1118 2795,0">
          <text:p/>
        </draw:polyline>
        <draw:polyline draw:style-name="gr6" draw:text-style-name="P11" draw:layer="layout" svg:width="2.15cm" svg:height="1.016cm" draw:transform="rotate (-2.19108634295368) translate (9.20007092575449cm 8.50005066559461cm)" svg:viewBox="0 0 2151 1017" draw:points="0,0 727,1017 2151,0">
          <text:p/>
        </draw:polyline>
        <draw:polyline draw:style-name="gr7" draw:text-style-name="P11" draw:layer="layout" svg:width="13.355cm" svg:height="2.245cm" draw:transform="rotate (-3.08504398582518) translate (21.3269634329827cm 14.242812724335cm)" svg:viewBox="0 0 13356 2246" draw:points="0,2246 127,0 13356,749 13271,2246">
          <text:p/>
        </draw:polyline>
        <draw:polyline draw:style-name="gr36" draw:text-style-name="P11" draw:layer="layout" svg:width="4.192cm" svg:height="2.022cm" draw:transform="rotate (0.702320491002518) translate (23.7062260412103cm 9.97569123975549cm)" svg:viewBox="0 0 4193 2023" draw:points="0,1538 573,2023 2284,0 4193,1615">
          <text:p/>
        </draw:polyline>
        <draw:polyline draw:style-name="gr37" draw:text-style-name="P11" draw:layer="layout" svg:width="4.185cm" svg:height="1.946cm" draw:transform="rotate (-0.745430123526779) translate (25.0450558832564cm 11.4761974453372cm)" svg:viewBox="0 0 4186 1947" draw:points="0,509 551,0 2349,1947 4186,251">
          <text:p/>
        </draw:polyline>
        <draw:polyline draw:style-name="gr38" draw:text-style-name="P11" draw:layer="layout" svg:width="3.399cm" svg:height="0.955cm" draw:transform="rotate (-0.298451302091031) translate (24.7864597128627cm 11.3189583110739cm)" svg:viewBox="0 0 3400 956" draw:points="0,294 956,0 1250,956 3400,294">
          <text:p/>
        </draw:polyline>
        <draw:polyline draw:style-name="gr39" draw:text-style-name="P11" draw:layer="layout" svg:width="3.391cm" svg:height="0.973cm" draw:transform="rotate (0.226718269834063) translate (24.5314978031421cm 10.6695551849224cm)" svg:viewBox="0 0 3392 974" draw:points="0,750 974,974 1199,0 3392,506">
          <text:p/>
        </draw:polyline>
      </draw:page>
      <draw:page draw:name="page4" draw:style-name="dp1" draw:master-page-name="Default">
        <draw:frame draw:style-name="standard" draw:layer="layout" svg:width="5.265cm" svg:height="2.962cm" svg:x="2.351cm" svg:y="8.244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9">taskManager()</text:p>
              </table:table-cell>
            </table:table-row>
            <table:table-row table:style-name="ro2">
              <table:table-cell table:style-name="ce2">
                <text:p text:style-name="P20">_validateData()</text:p>
              </table:table-cell>
            </table:table-row>
            <table:table-row table:style-name="ro2">
              <table:table-cell table:style-name="ce2">
                <text:p text:style-name="P20">_getResult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296cm" svg:height="3.004cm" svg:x="10.294cm" svg:y="5.597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9">_validateData()</text:p>
              </table:table-cell>
            </table:table-row>
            <table:table-row table:style-name="ro4">
              <table:table-cell table:style-name="ce2">
                <text:p text:style-name="P20">_inputValidate()</text:p>
              </table:table-cell>
            </table:table-row>
            <table:table-row table:style-name="ro5">
              <table:table-cell table:style-name="ce2">
                <text:p text:style-name="P20">_asValidate(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537cm" svg:height="2.964cm" svg:x="19.362cm" svg:y="4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9">_inputValidate()</text:p>
              </table:table-cell>
            </table:table-row>
            <table:table-row table:style-name="ro7">
              <table:table-cell table:style-name="ce2">
                <text:p text:style-name="P20">_chkEmptyField()</text:p>
              </table:table-cell>
            </table:table-row>
            <table:table-row table:style-name="ro8">
              <table:table-cell table:style-name="ce2">
                <text:p text:style-name="P20">_chkInputIsNum(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561cm" svg:height="3.934cm" svg:x="19.291cm" svg:y="8.429cm">
          <table:table table:template-name="lightblue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9">_asValidate()</text:p>
              </table:table-cell>
            </table:table-row>
            <table:table-row table:style-name="ro2">
              <table:table-cell table:style-name="ce2">
                <text:p text:style-name="P20">_validateRung()</text:p>
              </table:table-cell>
            </table:table-row>
            <table:table-row table:style-name="ro2">
              <table:table-cell table:style-name="ce2">
                <text:p text:style-name="P20">_validateStep()</text:p>
              </table:table-cell>
            </table:table-row>
            <table:table-row table:style-name="ro2">
              <table:table-cell table:style-name="ce2">
                <text:p text:style-name="P20">_validateStair()</text:p>
              </table:table-cell>
            </table:table-row>
          </table:table>
          <draw:image xlink:href="Pictures/TablePreview4.svm" xlink:type="simple" xlink:show="embed" xlink:actuate="onLoad"/>
        </draw:frame>
        <draw:polyline draw:style-name="gr49" draw:text-style-name="P21" draw:layer="layout" svg:width="3.774cm" svg:height="1.7cm" draw:transform="skewX (0.000349065850398947) rotate (0.822573676464927) translate (15.9372061544527cm 6.483598808299cm)" svg:viewBox="0 0 3775 1701" draw:points="0,891 752,1701 2584,0 3775,1283">
          <text:p/>
        </draw:polyline>
        <draw:polyline draw:style-name="gr49" draw:text-style-name="P21" draw:layer="layout" svg:width="2.845cm" svg:height="0.815cm" draw:transform="skewX (0.00122173047639598) rotate (-0.29862583501623) translate (16.6775965848084cm 7.70767108361724cm)" svg:viewBox="0 0 2846 816" draw:points="0,297 963,0 1215,816 2846,314">
          <text:p/>
        </draw:polyline>
        <draw:polyline draw:style-name="gr49" draw:text-style-name="P21" draw:layer="layout" svg:width="4.152cm" svg:height="2.96cm" draw:transform="skewX (-0.000523598775598289) rotate (0.643502895210309) translate (6.42247408067029cm 7.9819014805743cm)" svg:viewBox="0 0 4153 2961" draw:points="0,2211 1000,2961 3153,0 4153,750">
          <text:p/>
        </draw:polyline>
        <draw:frame draw:style-name="standard" draw:layer="layout" svg:width="5.561cm" svg:height="4.752cm" svg:x="26.672cm" svg:y="8.463cm">
          <table:table table:template-name="lightblue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9">asStandard{ }</text:p>
              </table:table-cell>
            </table:table-row>
            <table:table-row table:style-name="ro2">
              <table:table-cell table:style-name="ce4">
                <text:p text:style-name="P20">MinMaxHeight:</text:p>
              </table:table-cell>
            </table:table-row>
            <table:table-row table:style-name="ro2">
              <table:table-cell table:style-name="ce4">
                <text:p text:style-name="P20">MinMaxWidth:</text:p>
              </table:table-cell>
            </table:table-row>
            <table:table-row table:style-name="ro2">
              <table:table-cell table:style-name="ce4">
                <text:p text:style-name="P20">MinMaxPitch:</text:p>
              </table:table-cell>
            </table:table-row>
            <table:table-row table:style-name="ro9">
              <table:table-cell table:style-name="ce4">
                <text:p text:style-name="P20">MinMaxStepHeight: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562cm" svg:height="1.836cm" svg:x="33.925cm" svg:y="5.919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9">rungStandard</text:p>
              </table:table-cell>
            </table:table-row>
            <table:table-row table:style-name="ro11">
              <table:table-cell table:style-name="ce4"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562cm" svg:height="3.592cm" svg:x="33.938cm" svg:y="9.425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9">stepStandard</text:p>
              </table:table-cell>
            </table:table-row>
            <table:table-row table:style-name="ro11">
              <table:table-cell table:style-name="ce4">
                <text:p text:style-name="P20">handrailStart</text:p>
              </table:table-cell>
            </table:table-row>
            <table:table-row table:style-name="ro12">
              <table:table-cell table:style-name="ce4">
                <text:p text:style-name="P20">handrailWidth</text:p>
              </table:table-cell>
            </table:table-row>
            <table:table-row table:style-name="ro12">
              <table:table-cell table:style-name="ce4">
                <text:p text:style-name="P20">handrailOffset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562cm" svg:height="1.836cm" svg:x="33.906cm" svg:y="14.467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9">stairStandard</text:p>
              </table:table-cell>
            </table:table-row>
            <table:table-row table:style-name="ro11">
              <table:table-cell table:style-name="ce4">
                <text:p text:style-name="P20">handrailHeight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50" draw:text-style-name="P11" draw:layer="layout" svg:x1="26.672cm" svg:y1="8.94cm" svg:x2="24.852cm" svg:y2="8.94cm">
          <text:p/>
        </draw:line>
        <draw:polyline draw:style-name="gr50" draw:text-style-name="P11" draw:layer="layout" svg:width="2.778cm" svg:height="0.951cm" draw:transform="rotate (-2.00747770564388) translate (34.1914598877193cm 6.70503088762284cm)" svg:viewBox="0 0 2779 952" draw:points="0,272 317,952 2356,0 2779,906">
          <text:p/>
        </draw:polyline>
        <draw:polyline draw:style-name="gr50" draw:text-style-name="P11" draw:layer="layout" svg:width="1.772cm" svg:height="0.883cm" draw:transform="rotate (2.35619449019234) translate (33.4485cm 10.3435cm)" svg:viewBox="0 0 1773 884" draw:points="0,702 354,349 889,884 1773,0">
          <text:p/>
        </draw:polyline>
        <draw:polyline draw:style-name="gr50" draw:text-style-name="P11" draw:layer="layout" svg:width="5.762cm" svg:height="1.379cm" draw:transform="rotate (1.82439266710967) translate (33.0079442318894cm 15.0828626269339cm)" svg:viewBox="0 0 5763 1380" draw:points="0,968 251,0 5575,1380 5763,654">
          <text:p/>
        </draw:polyline>
        <draw:frame draw:style-name="standard" draw:layer="layout" svg:width="6.296cm" svg:height="3.004cm" svg:x="10.241cm" svg:y="13.415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9">_getResult()</text:p>
              </table:table-cell>
            </table:table-row>
            <table:table-row table:style-name="ro4">
              <table:table-cell table:style-name="ce2">
                <text:p text:style-name="P20">_recommendType()</text:p>
              </table:table-cell>
            </table:table-row>
            <table:table-row table:style-name="ro5">
              <table:table-cell table:style-name="ce2">
                <text:p text:style-name="P20">_returnLadderResult()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51" draw:text-style-name="P15" draw:layer="layout" svg:width="5.25cm" svg:height="2cm" svg:x="2.25cm" svg:y="3cm">
          <text:p text:style-name="P14"><text:span text:style-name="T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5.537cm" svg:height="1.982cm" svg:x="19.339cm" svg:y="16.331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9">_recommendType()</text:p>
              </table:table-cell>
            </table:table-row>
            <table:table-row table:style-name="ro2">
              <table:table-cell table:style-name="ce2">
                <text:p text:style-name="P20">_chkEligible()</text:p>
              </table:table-cell>
            </table:table-row>
          </table:table>
          <draw:image xlink:href="Pictures/TablePreview10.svm" xlink:type="simple" xlink:show="embed" xlink:actuate="onLoad"/>
        </draw:frame>
        <draw:polyline draw:style-name="gr49" draw:text-style-name="P7" draw:layer="layout" svg:width="3.227cm" svg:height="1.592cm" draw:transform="rotate (2.71503418440238) translate (18.9932286867391cm 17.3150004093605cm)" svg:viewBox="0 0 3228 1593" draw:points="0,621 1366,0 2090,1593 3228,1076">
          <text:p/>
        </draw:polyline>
        <draw:frame draw:style-name="standard" draw:layer="layout" svg:width="5.561cm" svg:height="3.934cm" svg:x="19.311cm" svg:y="20.138cm">
          <table:table table:template-name="lightblue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9">_returnLadderResult()</text:p>
              </table:table-cell>
            </table:table-row>
            <table:table-row table:style-name="ro2">
              <table:table-cell table:style-name="ce4">
                <text:p text:style-name="P20">_createRungLadder()</text:p>
              </table:table-cell>
            </table:table-row>
            <table:table-row table:style-name="ro2">
              <table:table-cell table:style-name="ce4">
                <text:p text:style-name="P20">_createStepLadder()</text:p>
              </table:table-cell>
            </table:table-row>
            <table:table-row table:style-name="ro2">
              <table:table-cell table:style-name="ce4">
                <text:p text:style-name="P20">_createStair()</text:p>
              </table:table-cell>
            </table:table-row>
          </table:table>
          <draw:image xlink:href="Pictures/TablePreview11.svm" xlink:type="simple" xlink:show="embed" xlink:actuate="onLoad"/>
        </draw:frame>
        <draw:polyline draw:style-name="gr49" draw:text-style-name="P7" draw:layer="layout" svg:width="5.488cm" svg:height="2.379cm" draw:transform="rotate (-1.0459758207202) translate (17.0617059038336cm 15.6747832945962cm)" svg:viewBox="0 0 5489 2380" draw:points="0,649 376,0 4487,2380 5489,649">
          <text:p/>
        </draw:polyline>
        <draw:frame draw:style-name="standard" draw:layer="layout" svg:width="5.561cm" svg:height="3.934cm" svg:x="26.75cm" svg:y="20.136cm">
          <table:table table:template-name="lightblue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19">calcFunctions()</text:p>
              </table:table-cell>
            </table:table-row>
            <table:table-row table:style-name="ro2">
              <table:table-cell table:style-name="ce4">
                <text:p text:style-name="P20">rungCalcFn()</text:p>
              </table:table-cell>
            </table:table-row>
            <table:table-row table:style-name="ro2">
              <table:table-cell table:style-name="ce4">
                <text:p text:style-name="P20">stepCalcFn()</text:p>
              </table:table-cell>
            </table:table-row>
            <table:table-row table:style-name="ro2">
              <table:table-cell table:style-name="ce4">
                <text:p text:style-name="P20">stairCalcFn()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50" draw:text-style-name="P11" draw:layer="layout" svg:x1="26.75cm" svg:y1="20.75cm" svg:x2="24.75cm" svg:y2="20.75cm">
          <text:p/>
        </draw:line>
        <draw:frame draw:style-name="standard" draw:layer="layout" svg:width="5.562cm" svg:height="1.836cm" svg:x="33.975cm" svg:y="18.955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9">rungCalcFn()</text:p>
              </table:table-cell>
            </table:table-row>
            <table:table-row table:style-name="ro11">
              <table:table-cell table:style-name="ce4"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562cm" svg:height="1.836cm" svg:x="33.976cm" svg:y="21.858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9">stepCalcFn()</text:p>
              </table:table-cell>
            </table:table-row>
            <table:table-row table:style-name="ro11">
              <table:table-cell table:style-name="ce4"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5.562cm" svg:height="1.836cm" svg:x="33.977cm" svg:y="24.959cm">
          <table:table table:template-name="lightblue" table:use-first-row-styles="true" table:use-banding-rows-styles="true">
            <table:table-column table:style-name="co5"/>
            <table:table-row table:style-name="ro10">
              <table:table-cell table:style-name="ce3">
                <text:p text:style-name="P19">stairCalcFn()</text:p>
              </table:table-cell>
            </table:table-row>
            <table:table-row table:style-name="ro11">
              <table:table-cell table:style-name="ce4"/>
            </table:table-row>
          </table:table>
          <draw:image xlink:href="Pictures/TablePreview15.svm" xlink:type="simple" xlink:show="embed" xlink:actuate="onLoad"/>
        </draw:frame>
        <draw:polyline draw:style-name="gr50" draw:text-style-name="P11" draw:layer="layout" svg:width="2.849cm" svg:height="1.38cm" draw:transform="rotate (-2.23175251452515) translate (34.4671751987343cm 19.8632932749718cm)" svg:viewBox="0 0 2850 1381" draw:points="0,592 614,1381 2390,0 2850,592">
          <text:p/>
        </draw:polyline>
        <draw:polyline draw:style-name="gr50" draw:text-style-name="P11" draw:layer="layout" svg:width="1.819cm" svg:height="0.48cm" draw:transform="rotate (-2.8632126378967) translate (34.0565954274952cm 22.4480237545461cm)" svg:viewBox="0 0 1820 481" draw:points="0,206 962,481 1099,0 1820,206">
          <text:p/>
        </draw:polyline>
        <draw:polyline draw:style-name="gr50" draw:text-style-name="P11" draw:layer="layout" svg:width="2.657cm" svg:height="1.316cm" draw:transform="rotate (2.28969744569136) translate (33.433698809156cm 25.9955846568374cm)" svg:viewBox="0 0 2658 1317" draw:points="0,753 659,0 2164,1317 2658,753">
          <text:p/>
        </draw:polyline>
        <draw:line draw:style-name="gr49" draw:text-style-name="P7" draw:layer="layout" svg:x1="4.75cm" svg:y1="5cm" svg:x2="4.75cm" svg:y2="8.25cm">
          <text:p/>
        </draw:line>
        <draw:polyline draw:style-name="gr50" draw:text-style-name="P11" draw:layer="layout" svg:width="4.097cm" svg:height="1.888cm" draw:transform="rotate (-0.950506310636112) translate (8.4121238222738cm 10.277013883659cm)" svg:viewBox="0 0 4098 1889" draw:points="0,814 581,0 3226,1889 4098,669">
          <text:p/>
        </draw:polyline>
        <draw:polyline draw:style-name="gr50" draw:text-style-name="P11" draw:layer="layout" svg:width="7.079cm" svg:height="3.521cm" draw:transform="skewX (7.4689072022888E-017) rotate (2.40611090679938) translate (7.88662609446156cm 18.6119297055428cm)" svg:viewBox="0 0 7080 3522" draw:points="0,3522 3893,0 7080,3522">
          <text:p/>
        </draw:polyline>
      </draw:page>
      <draw:page draw:name="page5" draw:style-name="dp1" draw:master-page-name="Default">
        <draw:frame draw:style-name="standard" draw:layer="layout" svg:width="5.265cm" svg:height="4.906cm" svg:x="22.67cm" svg:y="11.611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9">renderView()</text:p>
              </table:table-cell>
            </table:table-row>
            <table:table-row table:style-name="ro2">
              <table:table-cell table:style-name="ce4">
                <text:p text:style-name="P20">_renderInfoPanel()</text:p>
              </table:table-cell>
            </table:table-row>
            <table:table-row table:style-name="ro2">
              <table:table-cell table:style-name="ce4">
                <text:p text:style-name="P20">_renderCalcPanel()</text:p>
              </table:table-cell>
            </table:table-row>
            <table:table-row table:style-name="ro2">
              <table:table-cell table:style-name="ce4">
                <text:p text:style-name="P20">_renderResultPanel()</text:p>
              </table:table-cell>
            </table:table-row>
            <table:table-row table:style-name="ro2">
              <table:table-cell table:style-name="ce4">
                <text:p text:style-name="P20">_renderImgPanel()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52" draw:text-style-name="P15" draw:layer="layout" svg:width="5.25cm" svg:height="2cm" svg:x="22.75cm" svg:y="6.75cm">
          <text:p text:style-name="P14"><text:span text:style-name="T3">Contro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5.537cm" svg:height="1.982cm" svg:x="4.051cm" svg:y="19.867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9">_renderResult()</text:p>
              </table:table-cell>
            </table:table-row>
            <table:table-row table:style-name="ro2">
              <table:table-cell table:style-name="ce2">
                <text:p text:style-name="P20">_chkEligible()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49" draw:text-style-name="P7" draw:layer="layout" svg:x1="25.5cm" svg:y1="8.75cm" svg:x2="25.5cm" svg:y2="11.5cm">
          <text:p/>
        </draw:line>
        <draw:frame draw:style-name="standard" draw:layer="layout" svg:width="5.265cm" svg:height="1.99cm" svg:x="13.148cm" svg:y="7.235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3">
                <text:p text:style-name="P19">getUserInput()</text:p>
              </table:table-cell>
            </table:table-row>
            <table:table-row table:style-name="ro2">
              <table:table-cell table:style-name="ce4">
                <text:p text:style-name="P20">_clearInput()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style-name="gr53" draw:text-style-name="P18" draw:layer="layout" svg:width="5cm" svg:height="2.25cm" svg:x="13.25cm" svg:y="3cm">
          <text:p text:style-name="P16"><text:span text:style-name="T4">US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line draw:style-name="gr50" draw:text-style-name="P11" draw:layer="layout" svg:x1="15.75cm" svg:y1="5.25cm" svg:x2="15.75cm" svg:y2="7.25cm">
          <text:p/>
        </draw:line>
        <draw:line draw:style-name="gr50" draw:text-style-name="P11" draw:layer="layout" svg:x1="18.5cm" svg:y1="7.75cm" svg:x2="22.75cm" svg:y2="7.75cm">
          <text:p/>
        </draw:line>
        <draw:polyline draw:style-name="gr54" draw:text-style-name="P11" draw:layer="layout" svg:width="4.033cm" svg:height="1.208cm" draw:transform="rotate (1.62333073727993) translate (12.2520679947016cm 8.78932835394632cm)" svg:viewBox="0 0 4034 1209" draw:points="0,749 39,0 4034,210 3981,1209">
          <text:p/>
        </draw:polyline>
        <draw:polyline draw:style-name="gr50" draw:text-style-name="P11" draw:layer="layout" svg:width="13.916cm" svg:height="7.266cm" draw:transform="rotate (2.43927216258727) translate (18.0553292936162cm 17.7975321004425cm)" svg:viewBox="0 0 13917 7267" draw:points="0,7267 8588,0 13917,6298 12772,7267">
          <text:p/>
        </draw:polyline>
        <draw:frame draw:style-name="standard" draw:layer="layout" svg:width="6.296cm" svg:height="2.017cm" svg:x="13.204cm" svg:y="13.789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9">_renderInfoPanel()</text:p>
              </table:table-cell>
            </table:table-row>
            <table:table-row table:style-name="ro4">
              <table:table-cell table:style-name="ce2">
                <text:p text:style-name="P20">_recommendType()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6.296cm" svg:height="2.017cm" svg:x="13.137cm" svg:y="16.817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9">_renderCalcPanel()</text:p>
              </table:table-cell>
            </table:table-row>
            <table:table-row table:style-name="ro4">
              <table:table-cell table:style-name="ce2"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6.296cm" svg:height="3.002cm" svg:x="13.167cm" svg:y="20.032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3">
                <text:p text:style-name="P19">_renderResultPanel()</text:p>
              </table:table-cell>
            </table:table-row>
            <table:table-row table:style-name="ro4">
              <table:table-cell table:style-name="ce4">
                <text:p text:style-name="P20">_renderResult()</text:p>
              </table:table-cell>
            </table:table-row>
            <table:table-row table:style-name="ro4">
              <table:table-cell table:style-name="ce4">
                <text:p text:style-name="P20">_renderErrorMsg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6.296cm" svg:height="2.017cm" svg:x="13.168cm" svg:y="24.233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9">_renderImgPanel()</text:p>
              </table:table-cell>
            </table:table-row>
            <table:table-row table:style-name="ro4">
              <table:table-cell table:style-name="ce2"/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5.537cm" svg:height="1.982cm" svg:x="4.059cm" svg:y="22.936cm">
          <table:table table:template-name="lightblue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19">_renderErrorMsg()</text:p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23.svm" xlink:type="simple" xlink:show="embed" xlink:actuate="onLoad"/>
        </draw:frame>
        <draw:polyline draw:style-name="gr50" draw:text-style-name="P11" draw:layer="layout" svg:width="3.88cm" svg:height="0.965cm" draw:transform="rotate (-0.260577657322753) translate (9.63275545225656cm 20.0021175897772cm)" svg:viewBox="0 0 3881 966" draw:points="0,515 1932,0 2190,966 3881,515">
          <text:p/>
        </draw:polyline>
        <draw:polyline draw:style-name="gr50" draw:text-style-name="P11" draw:layer="layout" svg:width="3.88cm" svg:height="0.965cm" draw:transform="rotate (0.260577657322753) translate (9.38381424714515cm 23.0642601363511cm)" svg:viewBox="0 0 3881 966" draw:points="0,451 1932,966 2190,0 3881,451">
          <text:p/>
        </draw:polyline>
        <draw:polyline draw:style-name="gr50" draw:text-style-name="P11" draw:layer="layout" svg:width="3.481cm" svg:height="1.166cm" draw:transform="rotate (0.367217274619607) translate (19.177816580641cm 13.4124317056312cm)" svg:viewBox="0 0 3482 1167" draw:points="0,897 700,1167 1149,0 3482,898">
          <text:p/>
        </draw:polyline>
        <draw:polyline draw:style-name="gr50" draw:text-style-name="P11" draw:layer="layout" svg:width="4.775cm" svg:height="2.381cm" draw:transform="rotate (0.822399143539728) translate (18.4259985900537cm 16.5026747033085cm)" svg:viewBox="0 0 4776 2382" draw:points="0,1466 851,2382 3415,0 4776,1466">
          <text:p/>
        </draw:polyline>
        <draw:polyline draw:style-name="gr50" draw:text-style-name="P11" draw:layer="layout" svg:width="6.604cm" svg:height="2.829cm" draw:transform="rotate (1.05627326330697) translate (18.3628601780052cm 20.1071611359269cm)" svg:viewBox="0 0 6605 2830" draw:points="0,1306 861,2830 5867,0 6605,1306">
          <text:p/>
        </draw:polyline>
        <draw:polyline draw:style-name="gr50" draw:text-style-name="P11" draw:layer="layout" svg:width="9.568cm" svg:height="3.057cm" draw:transform="rotate (1.22417393734882) translate (18.614660029495cm 24.6802103060719cm)" svg:viewBox="0 0 9569 3058" draw:points="0,941 764,3058 9229,0 9569,941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7" draw:display-name="Arrowheads 17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2" draw:display-name="Arrowheads 52" svg:viewBox="0 0 1013 1130" svg:d="M1009 1050l-449-1008-22-30-29-12-34 12-21 26-449 1012-5 13v8l5 21 12 21 17 13 21 4h903l21-4 21-13 9-21 4-21v-8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0T02:05:19.076000000</meta:creation-date>
    <dc:date>2021-11-21T01:27:37.756000000</dc:date>
    <meta:editing-duration>PT3H43M39S</meta:editing-duration>
    <meta:editing-cycles>16</meta:editing-cycles>
    <meta:generator>LibreOffice/7.1.2.2$Windows_X86_64 LibreOffice_project/8a45595d069ef5570103caea1b71cc9d82b2aae4</meta:generator>
    <meta:document-statistic meta:object-count="169"/>
  </office:meta>
</office:document-meta>
</file>